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5pt" officeooo:rsid="000d91b5" officeooo:paragraph-rsid="000d91b5" style:font-size-asian="21.8500003814697pt" style:font-size-complex="25pt"/>
    </style:style>
    <style:style style:name="P2" style:family="paragraph" style:parent-style-name="Standard">
      <style:paragraph-properties fo:text-align="start" style:justify-single-word="false"/>
      <style:text-properties fo:font-size="12pt" officeooo:rsid="000d91b5" officeooo:paragraph-rsid="000d91b5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d91b5" officeooo:paragraph-rsid="000d91b5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0fdd4" officeooo:paragraph-rsid="0010fdd4" style:font-size-asian="10.5pt" style:font-size-complex="12pt"/>
    </style:style>
    <style:style style:name="T1" style:family="text">
      <style:text-properties officeooo:rsid="000de09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<text:span text:style-name="T1">o</text:span>tokół założycielski</text:p>
      <text:p text:style-name="P1"/>
      <text:p text:style-name="P2">1. Grupa pr<text:span text:style-name="T1">o</text:span>jektowa</text:p>
      <text:p text:style-name="P2"/>
      <text:p text:style-name="P2">W skład g<text:span text:style-name="T1">r</text:span>upy wchodzą:</text:p>
      <text:p text:style-name="P2"/>
      <text:p text:style-name="P2">Bartosz Kowalik</text:p>
      <text:p text:style-name="P2">Bartosz Niepolski</text:p>
      <text:p text:style-name="P2">Damian Rajner</text:p>
      <text:p text:style-name="P2">Michał Mazgazjski</text:p>
      <text:p text:style-name="P4">Michał Kardaś</text:p>
      <text:p text:style-name="P2"/>
      <text:p text:style-name="P2">Grupa ma za zadanie stworzenia projektu programistyczngo na podstawie <text:span text:style-name="T1">t</text:span>ematu, który został wcześniej wybrany. W skład projektu wchodzi dokumentacja oaz <text:span text:style-name="T1">g</text:span>otowa aplikacja do działania.</text:p>
      <text:p text:style-name="P2"/>
      <text:p text:style-name="P2">Grupa nazywać się będzie: <text:span text:style-name="T1">Syryjczycy</text:span></text:p>
      <text:p text:style-name="P2"/>
      <text:p text:style-name="P2">Liderem grupy będzie: Bartosz Kowalik </text:p>
      <text:p text:style-name="P2"/>
      <text:p text:style-name="P2">2. Cel projektu</text:p>
      <text:p text:style-name="P2">Celem projektu grupy jest st<text:span text:style-name="T1">w</text:span>orzen<text:span text:style-name="T1">i</text:span>e aplikacji, która pozwala na szybszy i bardziej dynamiczny sposób zarządzania sklepem komputerowym.</text:p>
      <text:p text:style-name="P2"/>
      <text:p text:style-name="P2">3. Obowiązki członków grupy</text:p>
      <text:p text:style-name="P2">- Każdy z członków ma obowiązek wypełniać zadan<text:span text:style-name="T1">ia.</text:span></text:p>
      <text:p text:style-name="P2">- Każdy członek musi przestrzegać zasad które zosały wcześniej ustalone.</text:p>
      <text:p text:style-name="P2">- Każdy ma prawo do zgłaszania własnych pomysłów odnośnie projektu.</text:p>
      <text:p text:style-name="P2"/>
      <text:p text:style-name="P2">4. Obowiązki lide<text:span text:style-name="T1">r</text:span>a projektu</text:p>
      <text:p text:style-name="P2">- Przy przekazywaniu projektu jest odpow<text:span text:style-name="T1">i</text:span>edzialny za całą grupę.</text:p>
      <text:p text:style-name="P2">- Jako jedyny rozmawia z <text:span text:style-name="T1">O</text:span>dbiorcą.</text:p>
      <text:p text:style-name="P2">- Nic nie może być wdrożne do projektu bez jego autoryzacji.</text:p>
      <text:p text:style-name="P2"/>
      <text:p text:style-name="P2">5. Kary</text:p>
      <text:p text:style-name="P2">- W przypadku nie wykonywania zadań, członek grupy dostanie ostrzeżenie od Kierowniku grupy.</text:p>
      <text:p text:style-name="P2">- Jeżeli osoba w dalszym ciągu nie podejmie się pracy, zostanie to zgłoszone prowadzącemu.</text:p>
      <text:p text:style-name="P2">- Osoba która nie przestrzega zasad umiera(zostanie wydalona z grupy).</text:p>
      <text:p text:style-name="P2">- Nie ma możliwości zmartwychwstan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4</meta:editing-cycles>
    <meta:generator>LibreOffice/4.2.1.1$Windows_x86 LibreOffice_project/d7dbbd7842e6a58b0f521599204e827654e1fb8b</meta:generator>
    <dc:date>2016-03-08T07:32:08.593000000</dc:date>
    <meta:document-statistic meta:table-count="0" meta:image-count="0" meta:object-count="0" meta:page-count="1" meta:paragraph-count="26" meta:word-count="179" meta:character-count="1242" meta:non-whitespace-character-count="1088"/>
    <meta:user-defined meta:name="Info 1"/>
    <meta:user-defined meta:name="Info 2"/>
    <meta:user-defined meta:name="Info 3"/>
    <meta:user-defined meta:name="Info 4"/>
  </office:meta>
</office:document-meta>
</file>